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528cm" fo:min-width="3.56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68cm"/>
    </style:style>
    <style:style style:name="gr6" style:family="graphic" style:parent-style-name="objectwithoutfill">
      <style:graphic-properties draw:stroke="dash" draw:stroke-dash="Fine_20_Dashed" svg:stroke-width="0.035cm" svg:stroke-color="#009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4.20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5pt" style:font-size-asian="15pt" style:font-size-complex="15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009933"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color="#ff3333"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-color="#ffffff"/>
    </style:style>
    <style:style style:name="T1" style:family="text">
      <style:text-properties fo:color="#009933" fo:font-size="15pt" style:font-size-asian="15pt" style:font-size-complex="15pt"/>
    </style:style>
    <style:style style:name="T2" style:family="text">
      <style:text-properties fo:color="#0000ff" fo:font-size="15pt" style:font-size-asian="15pt" style:font-size-complex="15pt"/>
    </style:style>
    <style:style style:name="T3" style:family="text">
      <style:text-properties fo:color="#ff3333" fo:font-size="15pt" style:font-size-asian="15pt" style:font-size-complex="15pt"/>
    </style:style>
    <style:style style:name="T4" style:family="text">
      <style:text-properties fo:color="#009933" fo:font-size="18pt" style:font-size-asian="18pt" style:font-size-complex="18pt"/>
    </style:style>
    <style:style style:name="T5" style:family="text">
      <style:text-properties fo:color="#ff3333" fo:font-size="18pt" style:font-size-asian="18pt" style:font-size-complex="18pt"/>
    </style:style>
    <style:style style:name="T6" style:family="text">
      <style:text-properties fo:color="#0000ff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9933ff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3.528cm" svg:height="5.543cm" svg:x="1.016cm" svg:y="1.016cm">
          <draw:text-box>
            <text:p><text:span text:style-name="T1">00:03.0 Host bridge: Red Hat, Inc. QEMU PCIe Expander bridge</text:span></text:p>
            <text:p><text:span text:style-name="T1">00:04.0 Host bridge: Red Hat, Inc. QEMU PCIe Expander bridge</text:span></text:p>
            <text:p><text:span text:style-name="T2">02:00.0 PCI bridge: Intel Corporation 7500/5520/5500/X58 I/O Hub PCI Express Root Port 0 (rev 02)</text:span></text:p>
            <text:p><text:span text:style-name="T2">02:01.0 PCI bridge: Intel Corporation 7500/5520/5500/X58 I/O Hub PCI Express Root Port 0 (rev 02)</text:span></text:p>
            <text:p><text:span text:style-name="T3">03:00.0 Ethernet controller: Intel Corporation 82574L Gigabit Network Connection</text:span></text:p>
            <text:p><text:span text:style-name="T3">04:00.0 Ethernet controller: Intel Corporation 82574L Gigabit Network Connection</text:span></text:p>
            <text:p><text:span text:style-name="T2">08:00.0 PCI bridge: Intel Corporation 7500/5520/5500/X58 I/O Hub PCI Express Root Port 0 (rev 02)</text:span></text:p>
            <text:p><text:span text:style-name="T3">09:00.0 Ethernet controller: Intel Corporation 82574L Gigabit Network Connection</text:span></text:p>
          </draw:text-box>
        </draw:frame>
        <draw:frame draw:style-name="gr2" draw:text-style-name="P2" draw:layer="layout" svg:width="12.7cm" svg:height="8.783cm" svg:x="1.27cm" svg:y="7.328cm">
          <draw:text-box>
            <text:p># lspci -t</text:p>
            <text:p>-+-[0000:08]---00.0-[09]----00.0</text:p>
            <text:p><text:s/>+-[0000:02]-+-00.0-[03]----00.0</text:p>
            <text:p><text:s/>| <text:s text:c="18"/>\-01.0-[04]----00.0</text:p>
            <text:p><text:s/>\-[0000:00]-+-00.0</text:p>
            <text:p><text:s text:c="19"/>+-01.0</text:p>
            <text:p><text:s text:c="19"/>+-02.0</text:p>
            <text:p><text:s text:c="19"/>+-03.0</text:p>
            <text:p><text:s text:c="19"/>+-04.0</text:p>
            <text:p><text:s text:c="19"/>+-1f.0</text:p>
            <text:p><text:s text:c="19"/>+-1f.2</text:p>
            <text:p><text:s text:c="20"/>\-1f.3</text:p>
          </draw:text-box>
        </draw:frame>
        <draw:custom-shape draw:style-name="gr3" draw:text-style-name="P4" draw:layer="layout" svg:width="4.064cm" svg:height="1.778cm" svg:x="13.6cm" svg:y="6.658cm">
          <text:p text:style-name="P3">Root</text:p>
          <text:p text:style-name="P3">Complex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064cm" svg:height="1.778cm" svg:x="14.562cm" svg:y="9.806cm">
          <text:p text:style-name="P3"><text:span text:style-name="T4">Host bridge</text:span></text:p>
          <text:p text:style-name="P3"><text:span text:style-name="T4">00:03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0.828cm" svg:y1="12.462cm" svg:x2="26.412cm" svg:y2="12.462cm">
          <text:p/>
        </draw:line>
        <draw:line draw:style-name="gr4" draw:text-style-name="P6" draw:layer="layout" svg:x1="21.769cm" svg:y1="8.534cm" svg:x2="21.769cm" svg:y2="12.464cm">
          <text:p/>
        </draw:line>
        <draw:line draw:style-name="gr4" draw:text-style-name="P6" draw:layer="layout" svg:x1="28.24cm" svg:y1="8.936cm" svg:x2="28.308cm" svg:y2="16.556cm">
          <text:p/>
        </draw:line>
        <draw:custom-shape draw:style-name="gr3" draw:text-style-name="P7" draw:layer="layout" svg:width="4.064cm" svg:height="1.778cm" svg:x="21.004cm" svg:y="14.458cm">
          <text:p text:style-name="P3"><text:span text:style-name="T5">Ethernet</text:span></text:p>
          <text:p text:style-name="P3"><text:span text:style-name="T5">09:00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4.064cm" svg:height="1.778cm" svg:x="29.704cm" svg:y="11.158cm">
          <text:p text:style-name="P3"><text:span text:style-name="T5">Ethernet</text:span></text:p>
          <text:p text:style-name="P3"><text:span text:style-name="T5">03:00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2.216cm" svg:y1="12.462cm" svg:x2="22.216cm" svg:y2="14.458cm">
          <text:p/>
        </draw:line>
        <draw:frame draw:style-name="gr5" draw:text-style-name="P2" draw:layer="layout" svg:width="4.168cm" svg:height="1.673cm" svg:x="22.344cm" svg:y="12.602cm">
          <draw:text-box>
            <text:p>via <text:span text:style-name="T6">Root Port</text:span></text:p>
            <text:p><text:span text:style-name="T6">08:00.0</text:span></text:p>
          </draw:text-box>
        </draw:frame>
        <draw:frame draw:style-name="gr5" draw:text-style-name="P2" draw:layer="layout" svg:width="4.168cm" svg:height="1.673cm" svg:x="29.22cm" svg:y="9.295cm">
          <draw:text-box>
            <text:p>via <text:span text:style-name="T6">Root Port</text:span></text:p>
            <text:p><text:span text:style-name="T6">02:00.0</text:span></text:p>
          </draw:text-box>
        </draw:frame>
        <draw:custom-shape draw:style-name="gr3" draw:text-style-name="P4" draw:layer="layout" svg:width="4.064cm" svg:height="1.778cm" svg:x="21.3cm" svg:y="6.758cm">
          <text:p text:style-name="P3">Root</text:p>
          <text:p text:style-name="P3">Complex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778cm" svg:x="27.7cm" svg:y="7.158cm">
          <text:p text:style-name="P3">Root</text:p>
          <text:p text:style-name="P3">Complex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992cm" svg:y1="8.436cm" svg:x2="13.992cm" svg:y2="16.818cm">
          <text:p/>
        </draw:line>
        <draw:line draw:style-name="gr4" draw:text-style-name="P6" draw:layer="layout" svg:x1="13.992cm" svg:y1="10.714cm" svg:x2="14.5cm" svg:y2="10.714cm">
          <text:p/>
        </draw:line>
        <draw:custom-shape draw:style-name="gr3" draw:text-style-name="P5" draw:layer="layout" svg:width="4.064cm" svg:height="1.778cm" svg:x="14.562cm" svg:y="13.306cm">
          <text:p text:style-name="P3"><text:span text:style-name="T4">Host bridge</text:span></text:p>
          <text:p text:style-name="P3"><text:span text:style-name="T4">00:04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3.992cm" svg:y1="14.314cm" svg:x2="14.5cm" svg:y2="14.314cm">
          <text:p/>
        </draw:line>
        <draw:custom-shape draw:style-name="gr3" draw:text-style-name="P7" draw:layer="layout" svg:width="4.064cm" svg:height="1.778cm" svg:x="29.704cm" svg:y="14.958cm">
          <text:p text:style-name="P3"><text:span text:style-name="T5">Ethernet</text:span></text:p>
          <text:p text:style-name="P3"><text:span text:style-name="T5">04:00.0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8.24cm" svg:y1="11.984cm" svg:x2="29.704cm" svg:y2="11.984cm">
          <text:p/>
        </draw:line>
        <draw:line draw:style-name="gr4" draw:text-style-name="P6" draw:layer="layout" svg:x1="28.308cm" svg:y1="15.794cm" svg:x2="29.704cm" svg:y2="15.794cm">
          <text:p/>
        </draw:line>
        <draw:frame draw:style-name="gr5" draw:text-style-name="P2" draw:layer="layout" svg:width="4.168cm" svg:height="1.673cm" svg:x="29.22cm" svg:y="13.096cm">
          <draw:text-box>
            <text:p>via <text:span text:style-name="T6">Root Port</text:span></text:p>
            <text:p><text:span text:style-name="T6">02:01.0</text:span></text:p>
          </draw:text-box>
        </draw:frame>
        <draw:line draw:style-name="gr6" draw:text-style-name="P6" draw:layer="layout" svg:x1="18.626cm" svg:y1="10.668cm" svg:x2="19.05cm" svg:y2="10.668cm">
          <text:p/>
        </draw:line>
        <draw:line draw:style-name="gr6" draw:text-style-name="P6" draw:layer="layout" svg:x1="19.05cm" svg:y1="10.668cm" svg:x2="19.05cm" svg:y2="6.096cm">
          <text:p/>
        </draw:line>
        <draw:line draw:style-name="gr6" draw:text-style-name="P6" draw:layer="layout" svg:x1="19.05cm" svg:y1="6.096cm" svg:x2="29.718cm" svg:y2="6.096cm">
          <text:p/>
        </draw:line>
        <draw:line draw:style-name="gr6" draw:text-style-name="P6" draw:layer="layout" svg:x1="29.718cm" svg:y1="6.096cm" svg:x2="29.718cm" svg:y2="7.158cm">
          <text:p/>
        </draw:line>
        <draw:line draw:style-name="gr6" draw:text-style-name="P6" draw:layer="layout" svg:x1="18.626cm" svg:y1="14.224cm" svg:x2="19.812cm" svg:y2="14.224cm">
          <text:p/>
        </draw:line>
        <draw:line draw:style-name="gr6" draw:text-style-name="P6" draw:layer="layout" svg:x1="19.812cm" svg:y1="14.224cm" svg:x2="19.812cm" svg:y2="7.62cm">
          <text:p/>
        </draw:line>
        <draw:line draw:style-name="gr6" draw:text-style-name="P6" draw:layer="layout" svg:x1="19.812cm" svg:y1="7.62cm" svg:x2="21.3cm" svg:y2="7.62cm">
          <text:p/>
        </draw:line>
        <draw:frame draw:style-name="gr7" draw:text-style-name="P8" draw:layer="layout" svg:width="4.701cm" svg:height="2.132cm" svg:x="21.863cm" svg:y="9.173cm">
          <draw:text-box>
            <text:p><text:span text:style-name="T7">exposed through</text:span></text:p>
            <text:p><text:span text:style-name="T7">ACPI as</text:span></text:p>
            <text:p><text:span text:style-name="T8">PCIe root bus</text:span></text:p>
          </draw:text-box>
        </draw:frame>
        <draw:frame draw:style-name="gr7" draw:text-style-name="P8" draw:layer="layout" svg:width="4.701cm" svg:height="2.132cm" svg:x="29.864cm" svg:y="4.973cm">
          <draw:text-box>
            <text:p><text:span text:style-name="T7">exposed through</text:span></text:p>
            <text:p><text:span text:style-name="T7">ACPI as</text:span></text:p>
            <text:p><text:span text:style-name="T8">PCIe root bu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9-07-09T08:48:07.196806304</dc:date>
    <meta:editing-duration>PT3H1M39S</meta:editing-duration>
    <meta:editing-cycles>237</meta:editing-cycles>
    <meta:generator>LibreOffice/5.1.6.2$Linux_X86_64 LibreOffice_project/10m0$Build-2</meta:generator>
    <meta:document-statistic meta:object-count="54"/>
  </office:meta>
</office:document-meta>
</file>